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0.806cm"/>
    </style:style>
    <style:style style:name="co4" style:family="table-column">
      <style:table-column-properties fo:break-before="auto" style:column-width="0.9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total gabinete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POT</text:p>
          </table:table-cell>
          <table:table-cell/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total gabinete</text:p>
          </table:table-cell>
          <table:table-cell table:style-name="ce1" office:value-type="string" calcext:value-type="string">
            <text:p>gru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]*[.B2]" office:value-type="float" office:value="2" calcext:value-type="float">
            <text:p>2</text:p>
          </table:table-cell>
          <table:table-cell table:style-name="ce2" table:formula="of:=[.C2]/3" office:value-type="float" office:value="0.666666666666667" calcext:value-type="float">
            <text:p>1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2]*[.J2]" office:value-type="float" office:value="2" calcext:value-type="float">
            <text:p>2</text:p>
          </table:table-cell>
          <table:table-cell table:style-name="ce2" table:formula="of:=[.K2]/3" office:value-type="float" office:value="0.666666666666667" calcext:value-type="float">
            <text:p>1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]*[.B3]" office:value-type="float" office:value="4" calcext:value-type="float">
            <text:p>4</text:p>
          </table:table-cell>
          <table:table-cell table:style-name="ce2" table:formula="of:=[.C3]/3" office:value-type="float" office:value="1.33333333333333" calcext:value-type="float">
            <text:p>1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I3]*[.J3]" office:value-type="float" office:value="4" calcext:value-type="float">
            <text:p>4</text:p>
          </table:table-cell>
          <table:table-cell table:style-name="ce2" table:formula="of:=[.K3]/3" office:value-type="float" office:value="1.33333333333333" calcext:value-type="float">
            <text:p>1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4]*[.B4]" office:value-type="float" office:value="6" calcext:value-type="float">
            <text:p>6</text:p>
          </table:table-cell>
          <table:table-cell table:style-name="ce2" table:formula="of:=[.C4]/3" office:value-type="float" office:value="2" calcext:value-type="float">
            <text:p>2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4]*[.J4]" office:value-type="float" office:value="6" calcext:value-type="float">
            <text:p>6</text:p>
          </table:table-cell>
          <table:table-cell table:style-name="ce2" table:formula="of:=[.K4]/3" office:value-type="float" office:value="2" calcext:value-type="float">
            <text:p>2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5]*[.B5]" office:value-type="float" office:value="6" calcext:value-type="float">
            <text:p>6</text:p>
          </table:table-cell>
          <table:table-cell table:style-name="ce2" table:formula="of:=[.C5]/3" office:value-type="float" office:value="2" calcext:value-type="float">
            <text:p>2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5]*[.J5]" office:value-type="float" office:value="6" calcext:value-type="float">
            <text:p>6</text:p>
          </table:table-cell>
          <table:table-cell table:style-name="ce2" table:formula="of:=[.K5]/3" office:value-type="float" office:value="2" calcext:value-type="float">
            <text:p>2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6]*[.B6]" office:value-type="float" office:value="8" calcext:value-type="float">
            <text:p>8</text:p>
          </table:table-cell>
          <table:table-cell table:style-name="ce2" table:formula="of:=[.C6]/3" office:value-type="float" office:value="2.66666666666667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6]*[.J6]" office:value-type="float" office:value="8" calcext:value-type="float">
            <text:p>8</text:p>
          </table:table-cell>
          <table:table-cell table:style-name="ce2" table:formula="of:=[.K6]/3" office:value-type="float" office:value="2.66666666666667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]*[.B7]" office:value-type="float" office:value="9" calcext:value-type="float">
            <text:p>9</text:p>
          </table:table-cell>
          <table:table-cell table:style-name="ce2" table:formula="of:=[.C7]/3" office:value-type="float" office:value="3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table:formula="of:=[.I7]*[.J7]" office:value-type="float" office:value="9" calcext:value-type="float">
            <text:p>9</text:p>
          </table:table-cell>
          <table:table-cell table:style-name="ce2" table:formula="of:=[.K7]/3" office:value-type="float" office:value="3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8]*[.B8]" office:value-type="float" office:value="10" calcext:value-type="float">
            <text:p>10</text:p>
          </table:table-cell>
          <table:table-cell table:style-name="ce2" table:formula="of:=[.C8]/3" office:value-type="float" office:value="3.33333333333333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8]*[.J8]" office:value-type="float" office:value="10" calcext:value-type="float">
            <text:p>10</text:p>
          </table:table-cell>
          <table:table-cell table:style-name="ce2" table:formula="of:=[.K8]/3" office:value-type="float" office:value="3.33333333333333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9]*[.B9]" office:value-type="float" office:value="12" calcext:value-type="float">
            <text:p>12</text:p>
          </table:table-cell>
          <table:table-cell table:style-name="ce2" table:formula="of:=[.C9]/3" office:value-type="float" office:value="4" calcext:value-type="float">
            <text:p>4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9]*[.J9]" office:value-type="float" office:value="12" calcext:value-type="float">
            <text:p>12</text:p>
          </table:table-cell>
          <table:table-cell table:style-name="ce2" table:formula="of:=[.K9]/3" office:value-type="float" office:value="4" calcext:value-type="float">
            <text:p>4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10]*[.B10]" office:value-type="float" office:value="12" calcext:value-type="float">
            <text:p>12</text:p>
          </table:table-cell>
          <table:table-cell table:style-name="ce2" table:formula="of:=[.C10]/3" office:value-type="float" office:value="4" calcext:value-type="float">
            <text:p>4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10]*[.J10]" office:value-type="float" office:value="12" calcext:value-type="float">
            <text:p>12</text:p>
          </table:table-cell>
          <table:table-cell table:style-name="ce2" table:formula="of:=[.K10]/3" office:value-type="float" office:value="4" calcext:value-type="float">
            <text:p>4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1]*[.B11]" office:value-type="float" office:value="2" calcext:value-type="float">
            <text:p>2</text:p>
          </table:table-cell>
          <table:table-cell table:style-name="ce2" table:formula="of:=[.C11]/3" office:value-type="float" office:value="0.666666666666667" calcext:value-type="float">
            <text:p>1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11]*[.J11]" office:value-type="float" office:value="2" calcext:value-type="float">
            <text:p>2</text:p>
          </table:table-cell>
          <table:table-cell table:style-name="ce2" table:formula="of:=[.K11]/3" office:value-type="float" office:value="0.666666666666667" calcext:value-type="float">
            <text:p>1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12]*[.B12]" office:value-type="float" office:value="4" calcext:value-type="float">
            <text:p>4</text:p>
          </table:table-cell>
          <table:table-cell table:style-name="ce2" table:formula="of:=[.C12]/3" office:value-type="float" office:value="1.33333333333333" calcext:value-type="float">
            <text:p>1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I12]*[.J12]" office:value-type="float" office:value="4" calcext:value-type="float">
            <text:p>4</text:p>
          </table:table-cell>
          <table:table-cell table:style-name="ce2" table:formula="of:=[.K12]/3" office:value-type="float" office:value="1.33333333333333" calcext:value-type="float">
            <text:p>1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3]*[.B13]" office:value-type="float" office:value="6" calcext:value-type="float">
            <text:p>6</text:p>
          </table:table-cell>
          <table:table-cell table:style-name="ce2" table:formula="of:=[.C13]/3" office:value-type="float" office:value="2" calcext:value-type="float">
            <text:p>2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13]*[.J13]" office:value-type="float" office:value="6" calcext:value-type="float">
            <text:p>6</text:p>
          </table:table-cell>
          <table:table-cell table:style-name="ce2" table:formula="of:=[.K13]/3" office:value-type="float" office:value="2" calcext:value-type="float">
            <text:p>2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4]*[.B14]" office:value-type="float" office:value="6" calcext:value-type="float">
            <text:p>6</text:p>
          </table:table-cell>
          <table:table-cell table:style-name="ce2" table:formula="of:=[.C14]/3" office:value-type="float" office:value="2" calcext:value-type="float">
            <text:p>2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14]*[.J14]" office:value-type="float" office:value="6" calcext:value-type="float">
            <text:p>6</text:p>
          </table:table-cell>
          <table:table-cell table:style-name="ce2" table:formula="of:=[.K14]/3" office:value-type="float" office:value="2" calcext:value-type="float">
            <text:p>2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15]*[.B15]" office:value-type="float" office:value="8" calcext:value-type="float">
            <text:p>8</text:p>
          </table:table-cell>
          <table:table-cell table:style-name="ce2" table:formula="of:=[.C15]/3" office:value-type="float" office:value="2.66666666666667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15]*[.J15]" office:value-type="float" office:value="8" calcext:value-type="float">
            <text:p>8</text:p>
          </table:table-cell>
          <table:table-cell table:style-name="ce2" table:formula="of:=[.K15]/3" office:value-type="float" office:value="2.66666666666667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6]*[.B16]" office:value-type="float" office:value="9" calcext:value-type="float">
            <text:p>9</text:p>
          </table:table-cell>
          <table:table-cell table:style-name="ce2" table:formula="of:=[.C16]/3" office:value-type="float" office:value="3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table:formula="of:=[.I16]*[.J16]" office:value-type="float" office:value="9" calcext:value-type="float">
            <text:p>9</text:p>
          </table:table-cell>
          <table:table-cell table:style-name="ce2" table:formula="of:=[.K16]/3" office:value-type="float" office:value="3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17]*[.B17]" office:value-type="float" office:value="10" calcext:value-type="float">
            <text:p>10</text:p>
          </table:table-cell>
          <table:table-cell table:style-name="ce2" table:formula="of:=[.C17]/3" office:value-type="float" office:value="3.33333333333333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17]*[.J17]" office:value-type="float" office:value="10" calcext:value-type="float">
            <text:p>10</text:p>
          </table:table-cell>
          <table:table-cell table:style-name="ce2" table:formula="of:=[.K17]/3" office:value-type="float" office:value="3.33333333333333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18]*[.B18]" office:value-type="float" office:value="12" calcext:value-type="float">
            <text:p>12</text:p>
          </table:table-cell>
          <table:table-cell table:style-name="ce2" table:formula="of:=[.C18]/3" office:value-type="float" office:value="4" calcext:value-type="float">
            <text:p>4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18]*[.J18]" office:value-type="float" office:value="12" calcext:value-type="float">
            <text:p>12</text:p>
          </table:table-cell>
          <table:table-cell table:style-name="ce2" table:formula="of:=[.K18]/3" office:value-type="float" office:value="4" calcext:value-type="float">
            <text:p>4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19]*[.B19]" office:value-type="float" office:value="12" calcext:value-type="float">
            <text:p>12</text:p>
          </table:table-cell>
          <table:table-cell table:style-name="ce2" table:formula="of:=[.C19]/3" office:value-type="float" office:value="4" calcext:value-type="float">
            <text:p>4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19]*[.J19]" office:value-type="float" office:value="12" calcext:value-type="float">
            <text:p>12</text:p>
          </table:table-cell>
          <table:table-cell table:style-name="ce2" table:formula="of:=[.K19]/3" office:value-type="float" office:value="4" calcext:value-type="float">
            <text:p>4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0]*[.B20]" office:value-type="float" office:value="2" calcext:value-type="float">
            <text:p>2</text:p>
          </table:table-cell>
          <table:table-cell table:style-name="ce2" table:formula="of:=[.C20]/3" office:value-type="float" office:value="0.666666666666667" calcext:value-type="float">
            <text:p>1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20]*[.J20]" office:value-type="float" office:value="2" calcext:value-type="float">
            <text:p>2</text:p>
          </table:table-cell>
          <table:table-cell table:style-name="ce2" table:formula="of:=[.K20]/3" office:value-type="float" office:value="0.666666666666667" calcext:value-type="float">
            <text:p>1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1]*[.B21]" office:value-type="float" office:value="4" calcext:value-type="float">
            <text:p>4</text:p>
          </table:table-cell>
          <table:table-cell table:style-name="ce2" table:formula="of:=[.C21]/3" office:value-type="float" office:value="1.33333333333333" calcext:value-type="float">
            <text:p>1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I21]*[.J21]" office:value-type="float" office:value="4" calcext:value-type="float">
            <text:p>4</text:p>
          </table:table-cell>
          <table:table-cell table:style-name="ce2" table:formula="of:=[.K21]/3" office:value-type="float" office:value="1.33333333333333" calcext:value-type="float">
            <text:p>1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22]*[.B22]" office:value-type="float" office:value="6" calcext:value-type="float">
            <text:p>6</text:p>
          </table:table-cell>
          <table:table-cell table:style-name="ce2" table:formula="of:=[.C22]/3" office:value-type="float" office:value="2" calcext:value-type="float">
            <text:p>2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22]*[.J22]" office:value-type="float" office:value="6" calcext:value-type="float">
            <text:p>6</text:p>
          </table:table-cell>
          <table:table-cell table:style-name="ce2" table:formula="of:=[.K22]/3" office:value-type="float" office:value="2" calcext:value-type="float">
            <text:p>2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23]*[.B23]" office:value-type="float" office:value="6" calcext:value-type="float">
            <text:p>6</text:p>
          </table:table-cell>
          <table:table-cell table:style-name="ce2" table:formula="of:=[.C23]/3" office:value-type="float" office:value="2" calcext:value-type="float">
            <text:p>2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23]*[.J23]" office:value-type="float" office:value="6" calcext:value-type="float">
            <text:p>6</text:p>
          </table:table-cell>
          <table:table-cell table:style-name="ce2" table:formula="of:=[.K23]/3" office:value-type="float" office:value="2" calcext:value-type="float">
            <text:p>2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4]*[.B24]" office:value-type="float" office:value="8" calcext:value-type="float">
            <text:p>8</text:p>
          </table:table-cell>
          <table:table-cell table:style-name="ce2" table:formula="of:=[.C24]/3" office:value-type="float" office:value="2.66666666666667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24]*[.J24]" office:value-type="float" office:value="8" calcext:value-type="float">
            <text:p>8</text:p>
          </table:table-cell>
          <table:table-cell table:style-name="ce2" table:formula="of:=[.K24]/3" office:value-type="float" office:value="2.66666666666667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5]*[.B25]" office:value-type="float" office:value="9" calcext:value-type="float">
            <text:p>9</text:p>
          </table:table-cell>
          <table:table-cell table:style-name="ce2" table:formula="of:=[.C25]/3" office:value-type="float" office:value="3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table:formula="of:=[.I25]*[.J25]" office:value-type="float" office:value="9" calcext:value-type="float">
            <text:p>9</text:p>
          </table:table-cell>
          <table:table-cell table:style-name="ce2" table:formula="of:=[.K25]/3" office:value-type="float" office:value="3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26]*[.B26]" office:value-type="float" office:value="10" calcext:value-type="float">
            <text:p>10</text:p>
          </table:table-cell>
          <table:table-cell table:style-name="ce2" table:formula="of:=[.C26]/3" office:value-type="float" office:value="3.33333333333333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26]*[.J26]" office:value-type="float" office:value="10" calcext:value-type="float">
            <text:p>10</text:p>
          </table:table-cell>
          <table:table-cell table:style-name="ce2" table:formula="of:=[.K26]/3" office:value-type="float" office:value="3.33333333333333" calcext:value-type="float">
            <text:p>3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27]*[.B27]" office:value-type="float" office:value="12" calcext:value-type="float">
            <text:p>12</text:p>
          </table:table-cell>
          <table:table-cell table:style-name="ce2" table:formula="of:=[.C27]/3" office:value-type="float" office:value="4" calcext:value-type="float">
            <text:p>4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27]*[.J27]" office:value-type="float" office:value="12" calcext:value-type="float">
            <text:p>12</text:p>
          </table:table-cell>
          <table:table-cell table:style-name="ce2" table:formula="of:=[.K27]/3" office:value-type="float" office:value="4" calcext:value-type="float">
            <text:p>4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28]*[.B28]" office:value-type="float" office:value="12" calcext:value-type="float">
            <text:p>12</text:p>
          </table:table-cell>
          <table:table-cell table:style-name="ce2" table:formula="of:=[.C28]/3" office:value-type="float" office:value="4" calcext:value-type="float">
            <text:p>4</text:p>
          </table:table-cell>
          <table:table-cell office:value-type="string" calcext:value-type="string">
            <text:p>Monofa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28]*[.J28]" office:value-type="float" office:value="12" calcext:value-type="float">
            <text:p>12</text:p>
          </table:table-cell>
          <table:table-cell table:style-name="ce2" table:formula="of:=[.K28]/3" office:value-type="float" office:value="4" calcext:value-type="float">
            <text:p>4</text:p>
          </table:table-cell>
          <table:table-cell office:value-type="string" calcext:value-type="string">
            <text:p>Monofas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10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lanilha1_2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total gabinete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pot</text:p>
          </table:table-cell>
          <table:table-cell/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total gabinete</text:p>
          </table:table-cell>
          <table:table-cell table:style-name="ce1" office:value-type="string" calcext:value-type="string">
            <text:p>gru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]*[.B2]" office:value-type="float" office:value="8" calcext:value-type="float">
            <text:p>8</text:p>
          </table:table-cell>
          <table:table-cell table:style-name="ce2" table:formula="of:=[.C2]/3" office:value-type="float" office:value="2.66666666666667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2]*[.J2]" office:value-type="float" office:value="8" calcext:value-type="float">
            <text:p>8</text:p>
          </table:table-cell>
          <table:table-cell table:style-name="ce2" table:formula="of:=[.K2]/3" office:value-type="float" office:value="2.66666666666667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]*[.B3]" office:value-type="float" office:value="9" calcext:value-type="float">
            <text:p>9</text:p>
          </table:table-cell>
          <table:table-cell table:style-name="ce2" table:formula="of:=[.C3]/3" office:value-type="float" office:value="3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5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table:formula="of:=[.I3]*[.J3]" office:value-type="float" office:value="9" calcext:value-type="float">
            <text:p>9</text:p>
          </table:table-cell>
          <table:table-cell table:style-name="ce2" table:formula="of:=[.K3]/3" office:value-type="float" office:value="3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4]*[.B4]" office:value-type="float" office:value="10" calcext:value-type="float">
            <text:p>10</text:p>
          </table:table-cell>
          <table:table-cell table:style-name="ce2" table:formula="of:=[.C4]/3" office:value-type="float" office:value="3.33333333333333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4]*[.J4]" office:value-type="float" office:value="10" calcext:value-type="float">
            <text:p>10</text:p>
          </table:table-cell>
          <table:table-cell table:style-name="ce2" table:formula="of:=[.K4]/3" office:value-type="float" office:value="3.33333333333333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5]*[.B5]" office:value-type="float" office:value="12" calcext:value-type="float">
            <text:p>12</text:p>
          </table:table-cell>
          <table:table-cell table:style-name="ce2" table:formula="of:=[.C5]/3" office:value-type="float" office:value="4" calcext:value-type="float">
            <text:p>4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5]*[.J5]" office:value-type="float" office:value="12" calcext:value-type="float">
            <text:p>12</text:p>
          </table:table-cell>
          <table:table-cell table:style-name="ce2" table:formula="of:=[.K5]/3" office:value-type="float" office:value="4" calcext:value-type="float">
            <text:p>4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6]*[.B6]" office:value-type="float" office:value="12" calcext:value-type="float">
            <text:p>12</text:p>
          </table:table-cell>
          <table:table-cell table:style-name="ce2" table:formula="of:=[.C6]/3" office:value-type="float" office:value="4" calcext:value-type="float">
            <text:p>4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6]*[.J6]" office:value-type="float" office:value="12" calcext:value-type="float">
            <text:p>12</text:p>
          </table:table-cell>
          <table:table-cell table:style-name="ce2" table:formula="of:=[.K6]/3" office:value-type="float" office:value="4" calcext:value-type="float">
            <text:p>4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7]*[.B7]" office:value-type="float" office:value="15" calcext:value-type="float">
            <text:p>15</text:p>
          </table:table-cell>
          <table:table-cell table:style-name="ce2" table:formula="of:=[.C7]/3" office:value-type="float" office:value="5" calcext:value-type="float">
            <text:p>5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7]*[.J7]" office:value-type="float" office:value="15" calcext:value-type="float">
            <text:p>15</text:p>
          </table:table-cell>
          <table:table-cell table:style-name="ce2" table:formula="of:=[.K7]/3" office:value-type="float" office:value="5" calcext:value-type="float">
            <text:p>5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]*[.B8]" office:value-type="float" office:value="16" calcext:value-type="float">
            <text:p>16</text:p>
          </table:table-cell>
          <table:table-cell table:style-name="ce2" table:formula="of:=[.C8]/3" office:value-type="float" office:value="5.33333333333333" calcext:value-type="float">
            <text:p>5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5</text:p>
          </table:table-cell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[.I8]*[.J8]" office:value-type="float" office:value="16" calcext:value-type="float">
            <text:p>16</text:p>
          </table:table-cell>
          <table:table-cell table:style-name="ce2" table:formula="of:=[.K8]/3" office:value-type="float" office:value="5.33333333333333" calcext:value-type="float">
            <text:p>5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9]*[.B9]" office:value-type="float" office:value="21" calcext:value-type="float">
            <text:p>21</text:p>
          </table:table-cell>
          <table:table-cell table:style-name="ce2" table:formula="of:=[.C9]/3" office:value-type="float" office:value="7" calcext:value-type="float">
            <text:p>7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9]*[.J9]" office:value-type="float" office:value="21" calcext:value-type="float">
            <text:p>21</text:p>
          </table:table-cell>
          <table:table-cell table:style-name="ce2" table:formula="of:=[.K9]/3" office:value-type="float" office:value="7" calcext:value-type="float">
            <text:p>7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A10]*[.B10]" office:value-type="float" office:value="27" calcext:value-type="float">
            <text:p>27</text:p>
          </table:table-cell>
          <table:table-cell table:style-name="ce2" table:formula="of:=[.C10]/3" office:value-type="float" office:value="9" calcext:value-type="float">
            <text:p>9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10]*[.J10]" office:value-type="float" office:value="27" calcext:value-type="float">
            <text:p>27</text:p>
          </table:table-cell>
          <table:table-cell table:style-name="ce2" table:formula="of:=[.K10]/3" office:value-type="float" office:value="9" calcext:value-type="float">
            <text:p>9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11]*[.B11]" office:value-type="float" office:value="40" calcext:value-type="float">
            <text:p>40</text:p>
          </table:table-cell>
          <table:table-cell table:style-name="ce2" table:formula="of:=[.C11]/3" office:value-type="float" office:value="13.3333333333333" calcext:value-type="float">
            <text:p>13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I11]*[.J11]" office:value-type="float" office:value="40" calcext:value-type="float">
            <text:p>40</text:p>
          </table:table-cell>
          <table:table-cell table:style-name="ce2" table:formula="of:=[.K11]/3" office:value-type="float" office:value="13.3333333333333" calcext:value-type="float">
            <text:p>13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12]*[.B12]" office:value-type="float" office:value="8" calcext:value-type="float">
            <text:p>8</text:p>
          </table:table-cell>
          <table:table-cell table:style-name="ce2" table:formula="of:=[.C12]/3" office:value-type="float" office:value="2.66666666666667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12]*[.J12]" office:value-type="float" office:value="8" calcext:value-type="float">
            <text:p>8</text:p>
          </table:table-cell>
          <table:table-cell table:style-name="ce2" table:formula="of:=[.K12]/3" office:value-type="float" office:value="2.66666666666667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]*[.B13]" office:value-type="float" office:value="9" calcext:value-type="float">
            <text:p>9</text:p>
          </table:table-cell>
          <table:table-cell table:style-name="ce2" table:formula="of:=[.C13]/3" office:value-type="float" office:value="3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8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table:formula="of:=[.I13]*[.J13]" office:value-type="float" office:value="9" calcext:value-type="float">
            <text:p>9</text:p>
          </table:table-cell>
          <table:table-cell table:style-name="ce2" table:formula="of:=[.K13]/3" office:value-type="float" office:value="3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14]*[.B14]" office:value-type="float" office:value="10" calcext:value-type="float">
            <text:p>10</text:p>
          </table:table-cell>
          <table:table-cell table:style-name="ce2" table:formula="of:=[.C14]/3" office:value-type="float" office:value="3.33333333333333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14]*[.J14]" office:value-type="float" office:value="10" calcext:value-type="float">
            <text:p>10</text:p>
          </table:table-cell>
          <table:table-cell table:style-name="ce2" table:formula="of:=[.K14]/3" office:value-type="float" office:value="3.33333333333333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15]*[.B15]" office:value-type="float" office:value="12" calcext:value-type="float">
            <text:p>12</text:p>
          </table:table-cell>
          <table:table-cell table:style-name="ce2" table:formula="of:=[.C15]/3" office:value-type="float" office:value="4" calcext:value-type="float">
            <text:p>4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15]*[.J15]" office:value-type="float" office:value="12" calcext:value-type="float">
            <text:p>12</text:p>
          </table:table-cell>
          <table:table-cell table:style-name="ce2" table:formula="of:=[.K15]/3" office:value-type="float" office:value="4" calcext:value-type="float">
            <text:p>4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16]*[.B16]" office:value-type="float" office:value="12" calcext:value-type="float">
            <text:p>12</text:p>
          </table:table-cell>
          <table:table-cell table:style-name="ce2" table:formula="of:=[.C16]/3" office:value-type="float" office:value="4" calcext:value-type="float">
            <text:p>4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16]*[.J16]" office:value-type="float" office:value="12" calcext:value-type="float">
            <text:p>12</text:p>
          </table:table-cell>
          <table:table-cell table:style-name="ce2" table:formula="of:=[.K16]/3" office:value-type="float" office:value="4" calcext:value-type="float">
            <text:p>4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7]*[.B17]" office:value-type="float" office:value="15" calcext:value-type="float">
            <text:p>15</text:p>
          </table:table-cell>
          <table:table-cell table:style-name="ce2" table:formula="of:=[.C17]/3" office:value-type="float" office:value="5" calcext:value-type="float">
            <text:p>5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17]*[.J17]" office:value-type="float" office:value="15" calcext:value-type="float">
            <text:p>15</text:p>
          </table:table-cell>
          <table:table-cell table:style-name="ce2" table:formula="of:=[.K17]/3" office:value-type="float" office:value="5" calcext:value-type="float">
            <text:p>5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]*[.B18]" office:value-type="float" office:value="16" calcext:value-type="float">
            <text:p>16</text:p>
          </table:table-cell>
          <table:table-cell table:style-name="ce2" table:formula="of:=[.C18]/3" office:value-type="float" office:value="5.33333333333333" calcext:value-type="float">
            <text:p>5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8</text:p>
          </table:table-cell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[.I18]*[.J18]" office:value-type="float" office:value="16" calcext:value-type="float">
            <text:p>16</text:p>
          </table:table-cell>
          <table:table-cell table:style-name="ce2" table:formula="of:=[.K18]/3" office:value-type="float" office:value="5.33333333333333" calcext:value-type="float">
            <text:p>5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19]*[.B19]" office:value-type="float" office:value="21" calcext:value-type="float">
            <text:p>21</text:p>
          </table:table-cell>
          <table:table-cell table:style-name="ce2" table:formula="of:=[.C19]/3" office:value-type="float" office:value="7" calcext:value-type="float">
            <text:p>7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19]*[.J19]" office:value-type="float" office:value="21" calcext:value-type="float">
            <text:p>21</text:p>
          </table:table-cell>
          <table:table-cell table:style-name="ce2" table:formula="of:=[.K19]/3" office:value-type="float" office:value="7" calcext:value-type="float">
            <text:p>7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A20]*[.B20]" office:value-type="float" office:value="27" calcext:value-type="float">
            <text:p>27</text:p>
          </table:table-cell>
          <table:table-cell table:style-name="ce2" table:formula="of:=[.C20]/3" office:value-type="float" office:value="9" calcext:value-type="float">
            <text:p>9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20]*[.J20]" office:value-type="float" office:value="27" calcext:value-type="float">
            <text:p>27</text:p>
          </table:table-cell>
          <table:table-cell table:style-name="ce2" table:formula="of:=[.K20]/3" office:value-type="float" office:value="9" calcext:value-type="float">
            <text:p>9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21]*[.B21]" office:value-type="float" office:value="40" calcext:value-type="float">
            <text:p>40</text:p>
          </table:table-cell>
          <table:table-cell table:style-name="ce2" table:formula="of:=[.C21]/3" office:value-type="float" office:value="13.3333333333333" calcext:value-type="float">
            <text:p>13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I21]*[.J21]" office:value-type="float" office:value="40" calcext:value-type="float">
            <text:p>40</text:p>
          </table:table-cell>
          <table:table-cell table:style-name="ce2" table:formula="of:=[.K21]/3" office:value-type="float" office:value="13.3333333333333" calcext:value-type="float">
            <text:p>13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2]*[.B22]" office:value-type="float" office:value="8" calcext:value-type="float">
            <text:p>8</text:p>
          </table:table-cell>
          <table:table-cell table:style-name="ce2" table:formula="of:=[.C22]/3" office:value-type="float" office:value="2.66666666666667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22]*[.J22]" office:value-type="float" office:value="8" calcext:value-type="float">
            <text:p>8</text:p>
          </table:table-cell>
          <table:table-cell table:style-name="ce2" table:formula="of:=[.K22]/3" office:value-type="float" office:value="2.66666666666667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3]*[.B23]" office:value-type="float" office:value="9" calcext:value-type="float">
            <text:p>9</text:p>
          </table:table-cell>
          <table:table-cell table:style-name="ce2" table:formula="of:=[.C23]/3" office:value-type="float" office:value="3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10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table:formula="of:=[.I23]*[.J23]" office:value-type="float" office:value="9" calcext:value-type="float">
            <text:p>9</text:p>
          </table:table-cell>
          <table:table-cell table:style-name="ce2" table:formula="of:=[.K23]/3" office:value-type="float" office:value="3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24]*[.B24]" office:value-type="float" office:value="10" calcext:value-type="float">
            <text:p>10</text:p>
          </table:table-cell>
          <table:table-cell table:style-name="ce2" table:formula="of:=[.C24]/3" office:value-type="float" office:value="3.33333333333333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24]*[.J24]" office:value-type="float" office:value="10" calcext:value-type="float">
            <text:p>10</text:p>
          </table:table-cell>
          <table:table-cell table:style-name="ce2" table:formula="of:=[.K24]/3" office:value-type="float" office:value="3.33333333333333" calcext:value-type="float">
            <text:p>3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25]*[.B25]" office:value-type="float" office:value="12" calcext:value-type="float">
            <text:p>12</text:p>
          </table:table-cell>
          <table:table-cell table:style-name="ce2" table:formula="of:=[.C25]/3" office:value-type="float" office:value="4" calcext:value-type="float">
            <text:p>4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25]*[.J25]" office:value-type="float" office:value="12" calcext:value-type="float">
            <text:p>12</text:p>
          </table:table-cell>
          <table:table-cell table:style-name="ce2" table:formula="of:=[.K25]/3" office:value-type="float" office:value="4" calcext:value-type="float">
            <text:p>4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26]*[.B26]" office:value-type="float" office:value="12" calcext:value-type="float">
            <text:p>12</text:p>
          </table:table-cell>
          <table:table-cell table:style-name="ce2" table:formula="of:=[.C26]/3" office:value-type="float" office:value="4" calcext:value-type="float">
            <text:p>4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26]*[.J26]" office:value-type="float" office:value="12" calcext:value-type="float">
            <text:p>12</text:p>
          </table:table-cell>
          <table:table-cell table:style-name="ce2" table:formula="of:=[.K26]/3" office:value-type="float" office:value="4" calcext:value-type="float">
            <text:p>4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27]*[.B27]" office:value-type="float" office:value="15" calcext:value-type="float">
            <text:p>15</text:p>
          </table:table-cell>
          <table:table-cell table:style-name="ce2" table:formula="of:=[.C27]/3" office:value-type="float" office:value="5" calcext:value-type="float">
            <text:p>5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27]*[.J27]" office:value-type="float" office:value="15" calcext:value-type="float">
            <text:p>15</text:p>
          </table:table-cell>
          <table:table-cell table:style-name="ce2" table:formula="of:=[.K27]/3" office:value-type="float" office:value="5" calcext:value-type="float">
            <text:p>5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]*[.B28]" office:value-type="float" office:value="16" calcext:value-type="float">
            <text:p>16</text:p>
          </table:table-cell>
          <table:table-cell table:style-name="ce2" table:formula="of:=[.C28]/3" office:value-type="float" office:value="5.33333333333333" calcext:value-type="float">
            <text:p>5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10</text:p>
          </table:table-cell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[.I28]*[.J28]" office:value-type="float" office:value="16" calcext:value-type="float">
            <text:p>16</text:p>
          </table:table-cell>
          <table:table-cell table:style-name="ce2" table:formula="of:=[.K28]/3" office:value-type="float" office:value="5.33333333333333" calcext:value-type="float">
            <text:p>5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29]*[.B29]" office:value-type="float" office:value="21" calcext:value-type="float">
            <text:p>21</text:p>
          </table:table-cell>
          <table:table-cell table:style-name="ce2" table:formula="of:=[.C29]/3" office:value-type="float" office:value="7" calcext:value-type="float">
            <text:p>7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29]*[.J29]" office:value-type="float" office:value="21" calcext:value-type="float">
            <text:p>21</text:p>
          </table:table-cell>
          <table:table-cell table:style-name="ce2" table:formula="of:=[.K29]/3" office:value-type="float" office:value="7" calcext:value-type="float">
            <text:p>7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A30]*[.B30]" office:value-type="float" office:value="27" calcext:value-type="float">
            <text:p>27</text:p>
          </table:table-cell>
          <table:table-cell table:style-name="ce2" table:formula="of:=[.C30]/3" office:value-type="float" office:value="9" calcext:value-type="float">
            <text:p>9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30]*[.J30]" office:value-type="float" office:value="27" calcext:value-type="float">
            <text:p>27</text:p>
          </table:table-cell>
          <table:table-cell table:style-name="ce2" table:formula="of:=[.K30]/3" office:value-type="float" office:value="9" calcext:value-type="float">
            <text:p>9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31]*[.B31]" office:value-type="float" office:value="40" calcext:value-type="float">
            <text:p>40</text:p>
          </table:table-cell>
          <table:table-cell table:style-name="ce2" table:formula="of:=[.C31]/3" office:value-type="float" office:value="13.3333333333333" calcext:value-type="float">
            <text:p>13</text:p>
          </table:table-cell>
          <table:table-cell office:value-type="string" calcext:value-type="string">
            <text:p>trifásic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1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I31]*[.J31]" office:value-type="float" office:value="40" calcext:value-type="float">
            <text:p>40</text:p>
          </table:table-cell>
          <table:table-cell table:style-name="ce2" table:formula="of:=[.K31]/3" office:value-type="float" office:value="13.3333333333333" calcext:value-type="float">
            <text:p>13</text:p>
          </table:table-cell>
          <table:table-cell office:value-type="string" calcext:value-type="string">
            <text:p>trifásic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10</text:p>
          </table:table-cell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5:36:50.772790666</meta:creation-date>
    <dc:date>2023-08-04T17:34:23.716855733</dc:date>
    <meta:editing-duration>PT1H57M36S</meta:editing-duration>
    <meta:editing-cycles>1</meta:editing-cycles>
    <meta:document-statistic meta:table-count="2" meta:cell-count="826" meta:object-count="0"/>
    <meta:generator>LibreOffice/7.5.5.2$Linux_X86_64 LibreOffice_project/50$Build-2</meta:generator>
  </office:meta>
</office:document-meta>
</file>